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writing-mode="lr-tb"/>
      <style:text-properties officeooo:paragraph-rsid="00038607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writing-mode="lr-tb"/>
      <style:text-properties officeooo:paragraph-rsid="00038607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writing-mode="lr-tb"/>
      <style:text-properties officeooo:paragraph-rsid="00043924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writing-mode="lr-tb"/>
      <style:text-properties officeooo:paragraph-rsid="00060f79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writing-mode="lr-tb"/>
      <style:text-properties fo:font-weight="bold" officeooo:rsid="00038607" officeooo:paragraph-rsid="00038607" style:font-weight-asian="bold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writing-mode="lr-tb"/>
      <style:text-properties fo:font-weight="bold" officeooo:paragraph-rsid="00038607" style:font-weight-asian="bold" style:font-weight-complex="bold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writing-mode="lr-tb"/>
      <style:text-properties fo:font-weight="bold" officeooo:rsid="00043924" officeooo:paragraph-rsid="00043924" style:font-weight-asian="bold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writing-mode="lr-tb"/>
      <style:text-properties officeooo:rsid="00043924" officeooo:paragraph-rsid="00043924"/>
    </style:style>
    <style:style style:name="P9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writing-mode="lr-tb"/>
      <style:text-properties fo:font-size="15pt" fo:font-weight="bold" officeooo:rsid="00043924" officeooo:paragraph-rsid="00043924" style:font-size-asian="15pt" style:font-weight-asian="bold" style:font-size-complex="15pt" style:font-weight-complex="bold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 officeooo:rsid="00038607"/>
    </style:style>
    <style:style style:name="T5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fo:letter-spacing="normal" fo:font-style="normal" fo:font-weight="normal" officeooo:rsid="00043924" style:font-weight-asian="normal" style:font-weight-complex="normal"/>
    </style:style>
    <style:style style:name="T7" style:family="text">
      <style:text-properties fo:font-variant="normal" fo:text-transform="none" fo:letter-spacing="normal" fo:font-style="normal" fo:font-weight="normal" officeooo:rsid="00060f79" style:font-weight-asian="normal" style:font-weight-complex="normal"/>
    </style:style>
    <style:style style:name="T8" style:family="text">
      <style:text-properties fo:font-variant="normal" fo:text-transform="none" fo:letter-spacing="normal" fo:font-style="normal" fo:font-weight="bold" officeooo:rsid="00043924" style:font-weight-asian="bold" style:font-weight-complex="bold"/>
    </style:style>
    <style:style style:name="T9" style:family="text">
      <style:text-properties fo:font-variant="normal" fo:text-transform="none" fo:letter-spacing="normal" fo:font-style="normal" officeooo:rsid="00060f79"/>
    </style:style>
    <style:style style:name="T10" style:family="text">
      <style:text-properties officeooo:rsid="00038607"/>
    </style:style>
    <style:style style:name="T11" style:family="text">
      <style:text-properties fo:font-weight="bold" officeooo:rsid="00038607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2">janvi</text:span></text:p>
      <text:p text:style-name="P2"><text:span text:style-name="T4"/></text:p>
      <text:p text:style-name="P2"><text:span text:style-name="T4">1) l</text:span><text:span text:style-name="T3">et a=10;</text:span><text:line-break/><text:span text:style-name="T3">{</text:span><text:line-break/><text:span text:style-name="T3">let a=20;</text:span><text:line-break/><text:span text:style-name="T3">console.log(a)</text:span><text:line-break/><text:span text:style-name="T3">}</text:span><text:line-break/><text:line-break/><text:span text:style-name="T3">console.log</text:span><text:span text:style-name="T4">(a)</text:span></text:p>
      <text:p text:style-name="P2"><text:span text:style-name="T4"/></text:p>
      <text:p text:style-name="P5"><text:span text:style-name="T2">answer: 20</text:span></text:p>
      <text:p text:style-name="P5"><text:span text:style-name="T2"><text:tab/> <text:s/>10</text:span></text:p>
      <text:p text:style-name="P2"><text:span text:style-name="T4"/></text:p>
      <text:p text:style-name="P1"><text:span text:style-name="T4"/></text:p>
      <text:p text:style-name="P1"><text:span text:style-name="T4"/></text:p>
      <text:p text:style-name="P2"><text:line-break/><text:span text:style-name="T10">2)</text:span><text:span text:style-name="T3">let a; </text:span><text:line-break/><text:span text:style-name="T3">a = 100; </text:span><text:line-break/><text:span text:style-name="T3">console.log(a); </text:span></text:p>
      <text:p text:style-name="P5"><text:span text:style-name="T2">answer:100</text:span></text:p>
      <text:p text:style-name="P6"><text:span text:style-name="T2"/></text:p>
      <text:p text:style-name="P2"><text:span text:style-name="T3"/></text:p>
      <text:p text:style-name="P2"><text:line-break/><text:span text:style-name="T10">3)</text:span><text:span text:style-name="T3">console.log(y);</text:span><text:line-break/><text:span text:style-name="T3">y = 1;</text:span></text:p>
      <text:p text:style-name="P5"><text:span text:style-name="T2">answer:</text:span><text:span text:style-name="T9">refference error</text:span></text:p>
      <text:p text:style-name="P2"><text:span text:style-name="T3"/></text:p>
      <text:p text:style-name="P3"><text:span text:style-name="T3"/></text:p>
      <text:p text:style-name="P3"><text:span text:style-name="T3"/></text:p>
      <text:p text:style-name="P3"><text:line-break/><text:span text:style-name="T10">4)</text:span><text:span text:style-name="T4">var y = undefined;</text:span></text:p>
      <text:p text:style-name="P3"><text:span text:style-name="T3">y = 3;</text:span><text:line-break/><text:span text:style-name="T3">console.log(y); </text:span><text:line-break/><text:span text:style-name="T11">answer:3</text:span></text:p>
      <text:p text:style-name="P4"><text:line-break/></text:p>
      <text:p text:style-name="P4"/>
      <text:p text:style-name="P4"><text:span text:style-name="T10">5)</text:span><text:span text:style-name="T3">var z = 1;</text:span><text:line-break/><text:span text:style-name="T3">let z;</text:span><text:line-break/><text:span text:style-name="T3">console.log(z);</text:span></text:p>
      <text:p text:style-name="P5"><text:span text:style-name="T2">answer: syntaxerror</text:span></text:p>
      <text:p text:style-name="P4"><text:line-break/></text:p>
      <text:p text:style-name="P4"/>
      <text:p text:style-name="P4"><text:span text:style-name="T10">6)</text:span><text:span text:style-name="T3">var</text:span><text:span text:style-name="T1"> </text:span><text:span text:style-name="T3">x = 10;</text:span><text:line-break/> <text:s text:c="3"/><text:span text:style-name="T6">function test(){</text:span></text:p>
      <text:p text:style-name="P8"><text:span text:style-name="T5"><text:tab/>var x=20;</text:span></text:p>
      <text:p text:style-name="P8"><text:span text:style-name="T5"><text:s text:c="4"/>}</text:span></text:p>
      <text:p text:style-name="P8"><text:span text:style-name="T5"><text:s text:c="5"/>test();</text:span></text:p>
      <text:p text:style-name="P8"><text:span text:style-name="T5"><text:tab/>console.log(x)</text:span></text:p>
      <text:p text:style-name="P7"><text:span text:style-name="T2">answer:</text:span><text:span text:style-name="T9">10</text:span></text:p>
      <text:p text:style-name="P7"><text:span text:style-name="T5"/></text:p>
      <text:p text:style-name="P7"><text:soft-page-break/><text:span text:style-name="T7">7)</text:span><text:span text:style-name="T5">var x=10;</text:span></text:p>
      <text:p text:style-name="P7"><text:span text:style-name="T5"><text:tab/>console.log(x);</text:span></text:p>
      <text:p text:style-name="P7"><text:span text:style-name="T5">if(true){</text:span></text:p>
      <text:p text:style-name="P7"><text:span text:style-name="T5"><text:tab/>var x=20;</text:span></text:p>
      <text:p text:style-name="P7"><text:span text:style-name="T5"><text:tab/>console.log(x);</text:span></text:p>
      <text:p text:style-name="P7"><text:span text:style-name="T5"><text:tab/>}</text:span></text:p>
      <text:p text:style-name="P7"><text:span text:style-name="T5">console.log(x);</text:span></text:p>
      <text:p text:style-name="P7"><text:span text:style-name="T2">answer:</text:span><text:span text:style-name="T9">10</text:span></text:p>
      <text:p text:style-name="P7"><text:span text:style-name="T9"><text:tab/> <text:s/>20</text:span></text:p>
      <text:p text:style-name="P7"><text:span text:style-name="T9"><text:tab/> <text:s/>20</text:span></text:p>
      <text:p text:style-name="P2"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3T09:48:12.469810019</meta:creation-date>
    <dc:date>2022-12-13T10:20:50.643073486</dc:date>
    <meta:editing-duration>PT1M27S</meta:editing-duration>
    <meta:editing-cycles>1</meta:editing-cycles>
    <meta:document-statistic meta:table-count="0" meta:image-count="0" meta:object-count="0" meta:page-count="2" meta:paragraph-count="30" meta:word-count="68" meta:character-count="464" meta:non-whitespace-character-count="386"/>
    <meta:generator>LibreOffice/7.3.7.2$Linux_X86_64 LibreOffice_project/30$Build-2</meta:generator>
  </office:meta>
</office:document-meta>
</file>